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95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9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3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6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9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3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4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8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9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17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3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22:10:44.589848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1-11T15:18:49.626385890</dc:date>
    <meta:editing-duration>P84DT1H18M28S</meta:editing-duration>
    <meta:editing-cycles>1677</meta:editing-cycles>
    <meta:generator>LibreOffice/6.0.7.3$Linux_X86_64 LibreOffice_project/00m0$Build-3</meta:generator>
    <dc:creator>James Petts</dc:creator>
    <meta:document-statistic meta:table-count="3" meta:cell-count="5254" meta:object-count="0"/>
  </office:meta>
</office:document-meta>
</file>